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993in" style:rel-column-width="575*"/>
    </style:style>
    <style:style style:name="Table1.B" style:family="table-column">
      <style:table-column-properties style:column-width="1.7417in" style:rel-column-width="2508*"/>
    </style:style>
    <style:style style:name="Table1.C" style:family="table-column">
      <style:table-column-properties style:column-width="2.1875in" style:rel-column-width="3150*"/>
    </style:style>
    <style:style style:name="Table1.D" style:family="table-column">
      <style:table-column-properties style:column-width="2.3646in" style:rel-column-width="34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147f" officeooo:paragraph-rsid="000f147f"/>
    </style:style>
    <style:style style:name="P2" style:family="paragraph" style:parent-style-name="Table_20_Contents">
      <style:text-properties officeooo:rsid="000f147f" officeooo:paragraph-rsid="000f1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h dùng git cho Ubuntu &amp; Windows dòng lệnh.</text:p>
      <text:p text:style-name="P1">Mình sẽ dùng giao thức SSH, không dùng giao thức HTTPS(Lười nhập acc &amp; pass do lười nhập github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TT</text:p>
          </table:table-cell>
          <table:table-cell table:style-name="Table1.A1" office:value-type="string">
            <text:p text:style-name="P2">Task công việc</text:p>
          </table:table-cell>
          <table:table-cell table:style-name="Table1.A1" office:value-type="string">
            <text:p text:style-name="Table_20_Contents">Ubuntu</text:p>
          </table:table-cell>
          <table:table-cell table:style-name="Table1.D1" office:value-type="string">
            <text:p text:style-name="Table_20_Contents">Window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Cài git</text:p>
          </table:table-cell>
          <table:table-cell table:style-name="Table1.A2" office:value-type="string">
            <text:p text:style-name="P2">sudo apt-get install git </text:p>
          </table:table-cell>
          <table:table-cell table:style-name="Table1.D2" office:value-type="string">
            <text:p text:style-name="P2">cài đặt git-scm từ trang :</text:p>
            <text:p text:style-name="P2">git-scm.com/download/win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Gen SSH key (Nếu dùng giao thức HTTPS bỏ qua bước này).</text:p>
          </table:table-cell>
          <table:table-cell table:style-name="Table1.A2" office:value-type="string">
            <text:p text:style-name="P2">1.Ssh-keygen </text:p>
            <text:p text:style-name="P2">2.hiện thông báo ghi vào file-&gt;enter luôn</text:p>
            <text:p text:style-name="P2">3.nhập password.</text:p>
            <text:p text:style-name="P2">4.nhập lại pass.</text:p>
            <text:p text:style-name="P2">5.mở file id_rsa.pub trong /home/[tên acc]/.ssh,cho vào SSH-KEY trong github tại https://github.com/setting/ssh</text:p>
          </table:table-cell>
          <table:table-cell table:style-name="Table1.D2" office:value-type="string">
            <text:p text:style-name="P2">0.Chạy git-bash lên.</text:p>
            <text:p text:style-name="P2">1.Ssh-keygen </text:p>
            <text:p text:style-name="P2">2.hiện thông báo ghi vào file-&gt;enter luôn</text:p>
            <text:p text:style-name="P2">3.nhập password.</text:p>
            <text:p text:style-name="P2">4.nhập lại pass.</text:p>
            <text:p text:style-name="P2">5.mở file id_rsa.pub trong /home/[tên acc]/.ssh,cho vào SSH-KEY trong github tại <text:a xlink:type="simple" xlink:href="https://github.com/setting/ssh">https://github.com/setting/ssh</text:a></text:p>
          </table:table-cell>
        </table:table-row>
        <table:table-row>
          <table:table-cell table:style-name="Table1.A2" office:value-type="string">
            <text:p text:style-name="P2">3.1</text:p>
          </table:table-cell>
          <table:table-cell table:style-name="Table1.A2" office:value-type="string">
            <text:p text:style-name="P2">Clone project dùng SSH</text:p>
          </table:table-cell>
          <table:table-cell table:style-name="Table1.A2" office:value-type="string">
            <text:p text:style-name="P2">1.vào thư mục htdocs của xampp, hoặc www của apache2 nếu không dùng xampp.</text:p>
            <text:p text:style-name="P2">2.lệnh: git clone git@github.com:t02itjap/elearning → gõ pass là pass khi gen ssh-keygen</text:p>
            <text:p text:style-name="P2"/>
          </table:table-cell>
          <table:table-cell table:style-name="Table1.D2" office:value-type="string">
            <text:p text:style-name="P2">0. chạy git-bash lên.</text:p>
            <text:p text:style-name="P2">1.vào thư mục htdocs của xampp, hoặc www của apache2 nếu không dùng xampp.</text:p>
            <text:p text:style-name="P2">2.lệnh: git clone git@github.com:t02itjap/elearning → gõ pass là pass khi gen ssh-keygen</text:p>
          </table:table-cell>
        </table:table-row>
        <table:table-row>
          <table:table-cell table:style-name="Table1.A2" office:value-type="string">
            <text:p text:style-name="P2">3.2 </text:p>
          </table:table-cell>
          <table:table-cell table:style-name="Table1.A2" office:value-type="string">
            <text:p text:style-name="P2">Clone project dùng HTTPS</text:p>
          </table:table-cell>
          <table:table-cell table:style-name="Table1.A2" office:value-type="string">
            <text:p text:style-name="P2">1.vào thư mục htdocs của xampp, hoặc www của apache2 nếu không dùng xampp.</text:p>
            <text:p text:style-name="P2">2.lệnh: git clone <text:a xlink:type="simple" xlink:href="https://github.com/t02itjap/elearning">https://github.com/t02itjap/elearning</text:a> → gõ id pass là id pass github.</text:p>
          </table:table-cell>
          <table:table-cell table:style-name="Table1.D2" office:value-type="string">
            <text:p text:style-name="P2">0.chạy git-bash lên.</text:p>
            <text:p text:style-name="P2">1.vào thư mục htdocs của xampp, hoặc www của apache2 nếu không dùng xampp.</text:p>
            <text:p text:style-name="P2">2.lệnh: git clone <text:a xlink:type="simple" xlink:href="https://github.com/t02itjap/elearning">https://github.com/t02itjap/elearning</text:a> → gõ id pass là id pass github.</text:p>
          </table:table-cell>
        </table:table-row>
        <table:table-row>
          <table:table-cell table:style-name="Table1.A2" office:value-type="string">
            <text:p text:style-name="P2">4.</text:p>
          </table:table-cell>
          <table:table-cell table:style-name="Table1.A2" office:value-type="string">
            <text:p text:style-name="P2">Code cho project</text:p>
          </table:table-cell>
          <table:table-cell table:style-name="Table1.A2" office:value-type="string">
            <text:p text:style-name="P2">1.</text:p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09:39:15.183829287</meta:creation-date>
    <dc:date>2014-02-28T09:55:32.868317082</dc:date>
    <meta:editing-duration>PT17S</meta:editing-duration>
    <meta:editing-cycles>1</meta:editing-cycles>
    <meta:document-statistic meta:table-count="1" meta:image-count="0" meta:object-count="0" meta:page-count="1" meta:paragraph-count="41" meta:word-count="240" meta:character-count="1485" meta:non-whitespace-character-count="1282"/>
    <meta:generator>LibreOffice/4.1.3.2$Linux_x86 LibreOffice_project/410m0$Build-2</meta:generator>
  </office:meta>
</office:document-meta>
</file>